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1000000C923D58A57B18C506B.png" manifest:media-type="image/png"/>
  <manifest:file-entry manifest:full-path="Pictures/10000F49000018E8000014C6851A4D70D5A7D8CD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4e5ff" draw:textarea-horizontal-align="justify" draw:textarea-vertical-align="middle" draw:auto-grow-height="false" fo:min-height="0.95cm" fo:min-width="11.9cm"/>
    </style:style>
    <style:style style:name="gr2" style:family="graphic" style:parent-style-name="standard">
      <style:graphic-properties svg:stroke-width="0.04cm" svg:stroke-color="#000000" draw:marker-start-width="0.26cm" draw:marker-end-width="0.26cm" draw:fill-color="#e3f2ff" draw:textarea-horizontal-align="justify" draw:textarea-vertical-align="middle" draw:auto-grow-height="false" fo:min-height="9.31cm" fo:min-width="11.86cm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in-height="0.712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c4e5ff"/>
      <style:paragraph-properties fo:text-align="center"/>
    </style:style>
    <style:style style:name="P2" style:family="paragraph">
      <loext:graphic-properties draw:fill-color="#e3f2ff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text-position="-33% 58%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text-properties fo:color="#204a87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204a87" style:font-name="Liberation Mono" fo:font-weight="bold" style:font-weight-asian="bold" style:font-weight-complex="bold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204a87" style:font-name="Liberation Mono" fo:font-weight="normal" style:font-weight-asian="normal" style:font-weight-complex="normal"/>
    </style:style>
    <style:style style:name="T4" style:family="text">
      <style:text-properties fo:color="#204a87" style:font-name="Liberation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2.4cm" svg:height="1.2cm" svg:x="2.6cm" svg:y="1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4cm" svg:height="9.6cm" svg:x="2.6cm" svg:y="3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4cm" svg:height="0.962cm" svg:x="2.6cm" svg:y="12.4cm">
          <draw:text-box>
            <text:p text:style-name="P3"><text:span text:style-name="T1">Webcontainer</text:span></text:p>
          </draw:text-box>
        </draw:frame>
        <draw:frame draw:style-name="gr4" draw:text-style-name="P5" draw:layer="layout" svg:width="3.963cm" svg:height="3.529cm" svg:x="3.868cm" svg:y="3.865cm">
          <draw:image xlink:href="Pictures/10000F49000018E8000014C6851A4D70D5A7D8CD.svg" xlink:type="simple" xlink:show="embed" xlink:actuate="onLoad">
            <text:p/>
          </draw:image>
          <draw:image xlink:href="Pictures/10000201000000F1000000C923D58A57B18C506B.png" xlink:type="simple" xlink:show="embed" xlink:actuate="onLoad"/>
        </draw:frame>
        <draw:frame draw:style-name="gr5" draw:text-style-name="P6" draw:layer="layout" svg:width="4.481cm" svg:height="0.806cm" svg:x="3.609cm" svg:y="6.994cm">
          <draw:text-box>
            <text:p><text:span text:style-name="T2">Webanwendung 1</text:span></text:p>
          </draw:text-box>
        </draw:frame>
        <draw:frame draw:style-name="gr4" draw:text-style-name="P5" draw:layer="layout" svg:width="3.963cm" svg:height="3.529cm" svg:x="9.769cm" svg:y="3.866cm">
          <draw:image xlink:href="Pictures/10000F49000018E8000014C6851A4D70D5A7D8CD.svg" xlink:type="simple" xlink:show="embed" xlink:actuate="onLoad">
            <text:p/>
          </draw:image>
          <draw:image xlink:href="Pictures/10000201000000F1000000C923D58A57B18C506B.png" xlink:type="simple" xlink:show="embed" xlink:actuate="onLoad"/>
        </draw:frame>
        <draw:frame draw:style-name="gr5" draw:text-style-name="P6" draw:layer="layout" svg:width="4.481cm" svg:height="0.806cm" svg:x="9.51cm" svg:y="6.995cm">
          <draw:text-box>
            <text:p><text:span text:style-name="T2">Webanwendung 2</text:span></text:p>
          </draw:text-box>
        </draw:frame>
        <draw:frame draw:style-name="gr4" draw:text-style-name="P5" draw:layer="layout" svg:width="3.963cm" svg:height="3.529cm" svg:x="3.868cm" svg:y="8.165cm">
          <draw:image xlink:href="Pictures/10000F49000018E8000014C6851A4D70D5A7D8CD.svg" xlink:type="simple" xlink:show="embed" xlink:actuate="onLoad">
            <text:p/>
          </draw:image>
          <draw:image xlink:href="Pictures/10000201000000F1000000C923D58A57B18C506B.png" xlink:type="simple" xlink:show="embed" xlink:actuate="onLoad"/>
        </draw:frame>
        <draw:frame draw:style-name="gr5" draw:text-style-name="P6" draw:layer="layout" svg:width="4.481cm" svg:height="0.806cm" svg:x="3.609cm" svg:y="11.294cm">
          <draw:text-box>
            <text:p><text:span text:style-name="T2">Webanwendung 3</text:span></text:p>
          </draw:text-box>
        </draw:frame>
        <draw:frame draw:style-name="gr4" draw:text-style-name="P5" draw:layer="layout" svg:width="3.963cm" svg:height="3.529cm" svg:x="9.769cm" svg:y="8.166cm">
          <draw:image xlink:href="Pictures/10000F49000018E8000014C6851A4D70D5A7D8CD.svg" xlink:type="simple" xlink:show="embed" xlink:actuate="onLoad">
            <text:p/>
          </draw:image>
          <draw:image xlink:href="Pictures/10000201000000F1000000C923D58A57B18C506B.png" xlink:type="simple" xlink:show="embed" xlink:actuate="onLoad"/>
        </draw:frame>
        <draw:frame draw:style-name="gr5" draw:text-style-name="P6" draw:layer="layout" svg:width="4.481cm" svg:height="0.806cm" svg:x="9.51cm" svg:y="11.295cm">
          <draw:text-box>
            <text:p><text:span text:style-name="T2">Webanwendung 4</text:span></text:p>
          </draw:text-box>
        </draw:frame>
        <draw:frame draw:style-name="gr5" draw:text-style-name="P8" draw:layer="layout" svg:width="12.313cm" svg:height="0.971cm" svg:x="2.6cm" svg:y="13.515cm">
          <draw:text-box>
            <text:p text:style-name="P7"><text:span text:style-name="T3">~/glassfish/bin$ </text:span><text:span text:style-name="T4">./startserv.sh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7-10-16T01:59:30.037117693</meta:creation-date>
    <dc:date>2017-10-16T02:10:02.664274989</dc:date>
    <dc:creator>Dennis Schulmeister-Zimolong</dc:creator>
    <meta:editing-duration>PT2S</meta:editing-duration>
    <meta:editing-cycles>1</meta:editing-cycles>
    <meta:document-statistic meta:object-count="35"/>
    <meta:generator>LibreOffice/5.4.2.2.0$Linux_X86_64 LibreOffice_project/40m0$Build-2</meta:generator>
  </office:meta>
</office:document-meta>
</file>